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0.13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098cm" fo:min-width="0.847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992cm" loext:decorative="false"/>
      <style:paragraph-properties style:writing-mode="lr-tb"/>
    </style:style>
    <style:style style:name="gr4" style:family="graphic" style:parent-style-name="standard">
      <style:graphic-properties draw:fill="solid" draw:fill-color="#ff4000" draw:textarea-horizontal-align="justify" draw:textarea-vertical-align="middle" draw:auto-grow-height="false" fo:min-height="0.862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9.525cm" svg:x="9.731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6cm" svg:x="9.096cm" svg:y="3.54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92cm" svg:height="0.953cm" svg:x="8.302cm" svg:y="14.335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53cm" svg:height="1.27cm" svg:x="9.572cm" svg:y="15.2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3.492cm" svg:height="0.953cm" svg:x="8.302cm" svg:y="17.262cm">
          <text:p text:style-name="P1">Magn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ter Vanderelst</meta:initial-creator>
    <meta:creation-date>2025-11-07T09:58:23.267273594</meta:creation-date>
    <dc:date>2025-11-07T10:00:38.801348541</dc:date>
    <dc:creator>Dieter Vanderelst</dc:creator>
    <meta:editing-duration>PT2M18S</meta:editing-duration>
    <meta:editing-cycles>1</meta:editing-cycles>
    <meta:document-statistic meta:object-count="5"/>
    <meta:generator>LibreOffice/24.2.7.2$Linux_X86_64 LibreOffice_project/420$Build-2</meta:generator>
  </office:meta>
</office:document-meta>
</file>